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4">
      <style:table-cell-properties fo:background-color="#ffffff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MESE:</text:p>
          </table:table-cell>
          <table:table-cell table:style-name="ce9" office:value-type="string" calcext:value-type="string">
            <text:p>GIUGNO</text:p>
          </table:table-cell>
          <table:table-cell table:style-name="ce12" table:number-columns-repeated="8"/>
          <table:table-cell table:style-name="ce22" table:number-columns-repeated="1014"/>
        </table:table-row>
        <table:table-row table:style-name="ro1">
          <table:table-cell table:style-name="ce2" office:value-type="string" calcext:value-type="string">
            <text:p>Giorno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Imp. R.C.</text:p>
          </table:table-cell>
          <table:table-cell table:style-name="ce2" office:value-type="string" calcext:value-type="string">
            <text:p>Imp R.C. Netto</text:p>
          </table:table-cell>
          <table:table-cell table:style-name="ce2" office:value-type="string" calcext:value-type="string">
            <text:p>Imp tot</text:p>
          </table:table-cell>
          <table:table-cell table:style-name="ce1" office:value-type="string" calcext:value-type="string">
            <text:p>Scont. COMUN.</text:p>
          </table:table-cell>
          <table:table-cell table:style-name="ce1" office:value-type="string" calcext:value-type="string">
            <text:p>IMP. NETTO</text:p>
          </table:table-cell>
          <table:table-cell table:style-name="ce2" office:value-type="string" calcext:value-type="string">
            <text:p>IMP. IVATO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213" calcext:value-type="float">
            <text:p>213</text:p>
          </table:table-cell>
          <table:table-cell table:style-name="ce13" office:value-type="currency" office:currency="EUR" office:value="618.65" calcext:value-type="currency">
            <text:p>€ 618,65</text:p>
          </table:table-cell>
          <table:table-cell table:style-name="ce13" table:formula="of:=[.C3]/1.1" office:value-type="currency" office:currency="EUR" office:value="562.409090909091" calcext:value-type="currency">
            <text:p>€ 562,41</text:p>
          </table:table-cell>
          <table:table-cell table:style-name="ce13" office:value-type="currency" office:currency="EUR" office:value="725.1" calcext:value-type="currency">
            <text:p>€ 725,10</text:p>
          </table:table-cell>
          <table:table-cell table:style-name="ce17" table:formula="of:=[.C40]/[.F36]*[.G3]+20" office:value-type="float" office:value="121.976222629413" calcext:value-type="float">
            <text:p>122</text:p>
          </table:table-cell>
          <table:table-cell table:style-name="ce16" table:formula="of:=[.D3]-([.D3]/100*[.F39])" office:value-type="currency" office:currency="EUR" office:value="299.132585264064" calcext:value-type="currency">
            <text:p>€ 299,13</text:p>
          </table:table-cell>
          <table:table-cell table:style-name="ce21" table:formula="of:=[.G3]+([.G3]/100*10)" office:value-type="currency" office:currency="EUR" office:value="329.04584379047" calcext:value-type="currency">
            <text:p>€ 329,0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3" office:value-type="currency" office:currency="EUR" office:value="594.98" calcext:value-type="currency">
            <text:p>€ 594,98</text:p>
          </table:table-cell>
          <table:table-cell table:style-name="ce13" table:formula="of:=[.C4]/1.1" office:value-type="currency" office:currency="EUR" office:value="540.890909090909" calcext:value-type="currency">
            <text:p>€ 540,89</text:p>
          </table:table-cell>
          <table:table-cell table:style-name="ce13" office:value-type="currency" office:currency="EUR" office:value="726.62" calcext:value-type="currency">
            <text:p>€ 726,62</text:p>
          </table:table-cell>
          <table:table-cell table:style-name="ce17" table:formula="of:=[.C40]/[.F36]*[.G4]+20" office:value-type="float" office:value="118.074538010262" calcext:value-type="float">
            <text:p>118</text:p>
          </table:table-cell>
          <table:table-cell table:style-name="ce16" table:formula="of:=[.D4]-([.D4]/100*[.F39])" office:value-type="currency" office:currency="EUR" office:value="287.6875544822" calcext:value-type="currency">
            <text:p>€ 287,69</text:p>
          </table:table-cell>
          <table:table-cell table:style-name="ce21" table:formula="of:=[.G4]+([.G4]/100*10)" office:value-type="currency" office:currency="EUR" office:value="316.45630993042" calcext:value-type="currency">
            <text:p>€ 316,4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float" office:value="189" calcext:value-type="float">
            <text:p>189</text:p>
          </table:table-cell>
          <table:table-cell table:style-name="ce13" office:value-type="currency" office:currency="EUR" office:value="461.88" calcext:value-type="currency">
            <text:p>€ 461,88</text:p>
          </table:table-cell>
          <table:table-cell table:style-name="ce13" table:formula="of:=[.C5]/1.1" office:value-type="currency" office:currency="EUR" office:value="419.890909090909" calcext:value-type="currency">
            <text:p>€ 419,89</text:p>
          </table:table-cell>
          <table:table-cell table:style-name="ce13" office:value-type="currency" office:currency="EUR" office:value="580.21" calcext:value-type="currency">
            <text:p>€ 580,21</text:p>
          </table:table-cell>
          <table:table-cell table:style-name="ce17" table:formula="of:=[.C40]/[.F36]*[.G5]+20" office:value-type="float" office:value="96.1347736330291" calcext:value-type="float">
            <text:p>96</text:p>
          </table:table-cell>
          <table:table-cell table:style-name="ce16" table:formula="of:=[.D5]-([.D5]/100*[.F39])" office:value-type="currency" office:currency="EUR" office:value="223.330410541931" calcext:value-type="currency">
            <text:p>€ 223,33</text:p>
          </table:table-cell>
          <table:table-cell table:style-name="ce21" table:formula="of:=[.G5]+([.G5]/100*10)" office:value-type="currency" office:currency="EUR" office:value="245.663451596125" calcext:value-type="currency">
            <text:p>€ 245,6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12" calcext:value-type="float">
            <text:p>212</text:p>
          </table:table-cell>
          <table:table-cell table:style-name="ce13" office:value-type="currency" office:currency="EUR" office:value="480.9" calcext:value-type="currency">
            <text:p>€ 480,90</text:p>
          </table:table-cell>
          <table:table-cell table:style-name="ce13" table:formula="of:=[.C6]/1.1" office:value-type="currency" office:currency="EUR" office:value="437.181818181818" calcext:value-type="currency">
            <text:p>€ 437,18</text:p>
          </table:table-cell>
          <table:table-cell table:style-name="ce13" office:value-type="currency" office:currency="EUR" office:value="652.23" calcext:value-type="currency">
            <text:p>€ 652,23</text:p>
          </table:table-cell>
          <table:table-cell table:style-name="ce17" table:formula="of:=[.C40]/[.F36]*[.G6]+20" office:value-type="float" office:value="99.2699676109026" calcext:value-type="float">
            <text:p>99</text:p>
          </table:table-cell>
          <table:table-cell table:style-name="ce16" table:formula="of:=[.D6]-([.D6]/100*[.F39])" office:value-type="currency" office:currency="EUR" office:value="232.527051246243" calcext:value-type="currency">
            <text:p>€ 232,53</text:p>
          </table:table-cell>
          <table:table-cell table:style-name="ce21" table:formula="of:=[.G6]+([.G6]/100*10)" office:value-type="currency" office:currency="EUR" office:value="255.779756370868" calcext:value-type="currency">
            <text:p>€ 255,78</text:p>
          </table:table-cell>
          <table:table-cell table:style-name="ce12"/>
          <table:table-cell table:style-name="ce13"/>
          <table:table-cell table:style-name="ce22"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65" calcext:value-type="float">
            <text:p>265</text:p>
          </table:table-cell>
          <table:table-cell table:style-name="ce13" office:value-type="currency" office:currency="EUR" office:value="770.6" calcext:value-type="currency">
            <text:p>€ 770,60</text:p>
          </table:table-cell>
          <table:table-cell table:style-name="ce13" table:formula="of:=[.C7]/1.1" office:value-type="currency" office:currency="EUR" office:value="700.545454545455" calcext:value-type="currency">
            <text:p>€ 700,55</text:p>
          </table:table-cell>
          <table:table-cell table:style-name="ce13" office:value-type="currency" office:currency="EUR" office:value="790.9" calcext:value-type="currency">
            <text:p>€ 790,90</text:p>
          </table:table-cell>
          <table:table-cell table:style-name="ce17" table:formula="of:=[.C40]/[.F36]*[.G7]+20" office:value-type="float" office:value="147.023158746021" calcext:value-type="float">
            <text:p>147</text:p>
          </table:table-cell>
          <table:table-cell table:style-name="ce16" table:formula="of:=[.D7]-([.D7]/100*[.F39])" office:value-type="currency" office:currency="EUR" office:value="372.604170701508" calcext:value-type="currency">
            <text:p>€ 372,60</text:p>
          </table:table-cell>
          <table:table-cell table:style-name="ce21" table:formula="of:=[.G7]+([.G7]/100*10)" office:value-type="currency" office:currency="EUR" office:value="409.864587771658" calcext:value-type="currency">
            <text:p>€ 409,8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26" calcext:value-type="float">
            <text:p>226</text:p>
          </table:table-cell>
          <table:table-cell table:style-name="ce13" office:value-type="currency" office:currency="EUR" office:value="636.7" calcext:value-type="currency">
            <text:p>€ 636,70</text:p>
          </table:table-cell>
          <table:table-cell table:style-name="ce13" table:formula="of:=[.C8]/1.1" office:value-type="currency" office:currency="EUR" office:value="578.818181818182" calcext:value-type="currency">
            <text:p>€ 578,82</text:p>
          </table:table-cell>
          <table:table-cell table:style-name="ce13" office:value-type="currency" office:currency="EUR" office:value="642.7" calcext:value-type="currency">
            <text:p>€ 642,70</text:p>
          </table:table-cell>
          <table:table-cell table:style-name="ce17" table:formula="of:=[.C40]/[.F36]*[.G8]+20" office:value-type="float" office:value="124.951525011149" calcext:value-type="float">
            <text:p>125</text:p>
          </table:table-cell>
          <table:table-cell table:style-name="ce16" table:formula="of:=[.D8]-([.D8]/100*[.F39])" office:value-type="currency" office:currency="EUR" office:value="307.860206962951" calcext:value-type="currency">
            <text:p>€ 307,86</text:p>
          </table:table-cell>
          <table:table-cell table:style-name="ce21" table:formula="of:=[.G8]+([.G8]/100*10)" office:value-type="currency" office:currency="EUR" office:value="338.646227659246" calcext:value-type="currency">
            <text:p>€ 338,6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3" calcext:value-type="float">
            <text:p>203</text:p>
          </table:table-cell>
          <table:table-cell table:style-name="ce13" office:value-type="currency" office:currency="EUR" office:value="424.29" calcext:value-type="currency">
            <text:p>€ 424,29</text:p>
          </table:table-cell>
          <table:table-cell table:style-name="ce13" table:formula="of:=[.C9]/1.1" office:value-type="currency" office:currency="EUR" office:value="385.718181818182" calcext:value-type="currency">
            <text:p>€ 385,72</text:p>
          </table:table-cell>
          <table:table-cell table:style-name="ce13" office:value-type="currency" office:currency="EUR" office:value="596.84" calcext:value-type="currency">
            <text:p>€ 596,84</text:p>
          </table:table-cell>
          <table:table-cell table:style-name="ce17" table:formula="of:=[.C40]/[.F36]*[.G9]+20" office:value-type="float" office:value="89.9385621909542" calcext:value-type="float">
            <text:p>90</text:p>
          </table:table-cell>
          <table:table-cell table:style-name="ce16" table:formula="of:=[.D9]-([.D9]/100*[.F39])" office:value-type="currency" office:currency="EUR" office:value="205.154715269845" calcext:value-type="currency">
            <text:p>€ 205,15</text:p>
          </table:table-cell>
          <table:table-cell table:style-name="ce21" table:formula="of:=[.G9]+([.G9]/100*10)" office:value-type="currency" office:currency="EUR" office:value="225.67018679683" calcext:value-type="currency">
            <text:p>€ 225,6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18" calcext:value-type="float">
            <text:p>218</text:p>
          </table:table-cell>
          <table:table-cell table:style-name="ce13" office:value-type="currency" office:currency="EUR" office:value="516.9" calcext:value-type="currency">
            <text:p>€ 516,90</text:p>
          </table:table-cell>
          <table:table-cell table:style-name="ce13" table:formula="of:=[.C10]/1.1" office:value-type="currency" office:currency="EUR" office:value="469.909090909091" calcext:value-type="currency">
            <text:p>€ 469,91</text:p>
          </table:table-cell>
          <table:table-cell table:style-name="ce13" office:value-type="currency" office:currency="EUR" office:value="616.24" calcext:value-type="currency">
            <text:p>€ 616,24</text:p>
          </table:table-cell>
          <table:table-cell table:style-name="ce17" table:formula="of:=[.C40]/[.F36]*[.G10]+20" office:value-type="float" office:value="105.20408870467" calcext:value-type="float">
            <text:p>105</text:p>
          </table:table-cell>
          <table:table-cell table:style-name="ce16" table:formula="of:=[.D10]-([.D10]/100*[.F39])" office:value-type="currency" office:currency="EUR" office:value="249.933942169231" calcext:value-type="currency">
            <text:p>€ 249,93</text:p>
          </table:table-cell>
          <table:table-cell table:style-name="ce21" table:formula="of:=[.G10]+([.G10]/100*10)" office:value-type="currency" office:currency="EUR" office:value="274.927336386154" calcext:value-type="currency">
            <text:p>€ 274,9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190" calcext:value-type="float">
            <text:p>190</text:p>
          </table:table-cell>
          <table:table-cell table:style-name="ce13" office:value-type="currency" office:currency="EUR" office:value="502.84" calcext:value-type="currency">
            <text:p>€ 502,84</text:p>
          </table:table-cell>
          <table:table-cell table:style-name="ce13" table:formula="of:=[.C11]/1.1" office:value-type="currency" office:currency="EUR" office:value="457.127272727273" calcext:value-type="currency">
            <text:p>€ 457,13</text:p>
          </table:table-cell>
          <table:table-cell table:style-name="ce13" office:value-type="currency" office:currency="EUR" office:value="579.67" calcext:value-type="currency">
            <text:p>€ 579,67</text:p>
          </table:table-cell>
          <table:table-cell table:style-name="ce17" table:formula="of:=[.C40]/[.F36]*[.G11]+20" office:value-type="float" office:value="102.886484744159" calcext:value-type="float">
            <text:p>103</text:p>
          </table:table-cell>
          <table:table-cell table:style-name="ce16" table:formula="of:=[.D11]-([.D11]/100*[.F39])" office:value-type="currency" office:currency="EUR" office:value="243.135584214308" calcext:value-type="currency">
            <text:p>€ 243,14</text:p>
          </table:table-cell>
          <table:table-cell table:style-name="ce21" table:formula="of:=[.G11]+([.G11]/100*10)" office:value-type="currency" office:currency="EUR" office:value="267.449142635739" calcext:value-type="currency">
            <text:p>€ 267,4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224" calcext:value-type="float">
            <text:p>224</text:p>
          </table:table-cell>
          <table:table-cell table:style-name="ce13" office:value-type="currency" office:currency="EUR" office:value="499.07" calcext:value-type="currency">
            <text:p>€ 499,07</text:p>
          </table:table-cell>
          <table:table-cell table:style-name="ce13" table:formula="of:=[.C12]/1.1" office:value-type="currency" office:currency="EUR" office:value="453.7" calcext:value-type="currency">
            <text:p>€ 453,70</text:p>
          </table:table-cell>
          <table:table-cell table:style-name="ce13" office:value-type="currency" office:currency="EUR" office:value="634.53" calcext:value-type="currency">
            <text:p>€ 634,53</text:p>
          </table:table-cell>
          <table:table-cell table:style-name="ce17" table:formula="of:=[.C40]/[.F36]*[.G12]+20" office:value-type="float" office:value="102.265050396284" calcext:value-type="float">
            <text:p>102</text:p>
          </table:table-cell>
          <table:table-cell table:style-name="ce16" table:formula="of:=[.D12]-([.D12]/100*[.F39])" office:value-type="currency" office:currency="EUR" office:value="241.312695914873" calcext:value-type="currency">
            <text:p>€ 241,31</text:p>
          </table:table-cell>
          <table:table-cell table:style-name="ce21" table:formula="of:=[.G12]+([.G12]/100*10)" office:value-type="currency" office:currency="EUR" office:value="265.443965506361" calcext:value-type="currency">
            <text:p>€ 265,4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10" calcext:value-type="float">
            <text:p>210</text:p>
          </table:table-cell>
          <table:table-cell table:style-name="ce13" office:value-type="currency" office:currency="EUR" office:value="516.52" calcext:value-type="currency">
            <text:p>€ 516,52</text:p>
          </table:table-cell>
          <table:table-cell table:style-name="ce13" table:formula="of:=[.C13]/1.1" office:value-type="currency" office:currency="EUR" office:value="469.563636363636" calcext:value-type="currency">
            <text:p>€ 469,56</text:p>
          </table:table-cell>
          <table:table-cell table:style-name="ce13" office:value-type="currency" office:currency="EUR" office:value="624.28" calcext:value-type="currency">
            <text:p>€ 624,28</text:p>
          </table:table-cell>
          <table:table-cell table:style-name="ce17" table:formula="of:=[.C40]/[.F36]*[.G13]+20" office:value-type="float" office:value="105.141450759791" calcext:value-type="float">
            <text:p>105</text:p>
          </table:table-cell>
          <table:table-cell table:style-name="ce16" table:formula="of:=[.D13]-([.D13]/100*[.F39])" office:value-type="currency" office:currency="EUR" office:value="249.750202765044" calcext:value-type="currency">
            <text:p>€ 249,75</text:p>
          </table:table-cell>
          <table:table-cell table:style-name="ce21" table:formula="of:=[.G13]+([.G13]/100*10)" office:value-type="currency" office:currency="EUR" office:value="274.725223041548" calcext:value-type="currency">
            <text:p>€ 274,7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251" calcext:value-type="float">
            <text:p>251</text:p>
          </table:table-cell>
          <table:table-cell table:style-name="ce13" office:value-type="currency" office:currency="EUR" office:value="785.5" calcext:value-type="currency">
            <text:p>€ 785,50</text:p>
          </table:table-cell>
          <table:table-cell table:style-name="ce13" table:formula="of:=[.C14]/1.1" office:value-type="currency" office:currency="EUR" office:value="714.090909090909" calcext:value-type="currency">
            <text:p>€ 714,09</text:p>
          </table:table-cell>
          <table:table-cell table:style-name="ce13" office:value-type="currency" office:currency="EUR" office:value="801" calcext:value-type="currency">
            <text:p>€ 801,00</text:p>
          </table:table-cell>
          <table:table-cell table:style-name="ce17" table:formula="of:=[.C40]/[.F36]*[.G14]+20" office:value-type="float" office:value="149.479225532052" calcext:value-type="float">
            <text:p>149</text:p>
          </table:table-cell>
          <table:table-cell table:style-name="ce16" table:formula="of:=[.D14]-([.D14]/100*[.F39])" office:value-type="currency" office:currency="EUR" office:value="379.808689444633" calcext:value-type="currency">
            <text:p>€ 379,81</text:p>
          </table:table-cell>
          <table:table-cell table:style-name="ce21" table:formula="of:=[.G14]+([.G14]/100*10)" office:value-type="currency" office:currency="EUR" office:value="417.789558389096" calcext:value-type="currency">
            <text:p>€ 417,7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304" calcext:value-type="float">
            <text:p>304</text:p>
          </table:table-cell>
          <table:table-cell table:style-name="ce13" office:value-type="currency" office:currency="EUR" office:value="829.4" calcext:value-type="currency">
            <text:p>€ 829,40</text:p>
          </table:table-cell>
          <table:table-cell table:style-name="ce13" table:formula="of:=[.C15]/1.1" office:value-type="currency" office:currency="EUR" office:value="754" calcext:value-type="currency">
            <text:p>€ 754,00</text:p>
          </table:table-cell>
          <table:table-cell table:style-name="ce13" office:value-type="currency" office:currency="EUR" office:value="829.4" calcext:value-type="currency">
            <text:p>€ 829,40</text:p>
          </table:table-cell>
          <table:table-cell table:style-name="ce17" table:formula="of:=[.C40]/[.F36]*[.G15]+20" office:value-type="float" office:value="156.715556532507" calcext:value-type="float">
            <text:p>157</text:p>
          </table:table-cell>
          <table:table-cell table:style-name="ce16" table:formula="of:=[.D15]-([.D15]/100*[.F39])" office:value-type="currency" office:currency="EUR" office:value="401.035425875721" calcext:value-type="currency">
            <text:p>€ 401,04</text:p>
          </table:table-cell>
          <table:table-cell table:style-name="ce21" table:formula="of:=[.G15]+([.G15]/100*10)" office:value-type="currency" office:currency="EUR" office:value="441.138968463293" calcext:value-type="currency">
            <text:p>€ 441,1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float" office:value="258" calcext:value-type="float">
            <text:p>258</text:p>
          </table:table-cell>
          <table:table-cell table:style-name="ce13" office:value-type="currency" office:currency="EUR" office:value="580.15" calcext:value-type="currency">
            <text:p>€ 580,15</text:p>
          </table:table-cell>
          <table:table-cell table:style-name="ce13" table:formula="of:=[.C16]/1.1" office:value-type="currency" office:currency="EUR" office:value="527.409090909091" calcext:value-type="currency">
            <text:p>€ 527,41</text:p>
          </table:table-cell>
          <table:table-cell table:style-name="ce13" office:value-type="currency" office:currency="EUR" office:value="765.03" calcext:value-type="currency">
            <text:p>€ 765,03</text:p>
          </table:table-cell>
          <table:table-cell table:style-name="ce17" table:formula="of:=[.C40]/[.F36]*[.G16]+20" office:value-type="float" office:value="115.630009793024" calcext:value-type="float">
            <text:p>116</text:p>
          </table:table-cell>
          <table:table-cell table:style-name="ce16" table:formula="of:=[.D16]-([.D16]/100*[.F39])" office:value-type="currency" office:currency="EUR" office:value="280.516882471424" calcext:value-type="currency">
            <text:p>€ 280,52</text:p>
          </table:table-cell>
          <table:table-cell table:style-name="ce21" table:formula="of:=[.G16]+([.G16]/100*10)" office:value-type="currency" office:currency="EUR" office:value="308.568570718567" calcext:value-type="currency">
            <text:p>€ 308,5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194" calcext:value-type="float">
            <text:p>194</text:p>
          </table:table-cell>
          <table:table-cell table:style-name="ce13" office:value-type="currency" office:currency="EUR" office:value="415.73" calcext:value-type="currency">
            <text:p>€ 415,73</text:p>
          </table:table-cell>
          <table:table-cell table:style-name="ce13" table:formula="of:=[.C17]/1.1" office:value-type="currency" office:currency="EUR" office:value="377.936363636364" calcext:value-type="currency">
            <text:p>€ 377,94</text:p>
          </table:table-cell>
          <table:table-cell table:style-name="ce13" office:value-type="currency" office:currency="EUR" office:value="572.52" calcext:value-type="currency">
            <text:p>€ 572,52</text:p>
          </table:table-cell>
          <table:table-cell table:style-name="ce17" table:formula="of:=[.C40]/[.F36]*[.G17]+20" office:value-type="float" office:value="88.5275600642141" calcext:value-type="float">
            <text:p>89</text:p>
          </table:table-cell>
          <table:table-cell table:style-name="ce16" table:formula="of:=[.D17]-([.D17]/100*[.F39])" office:value-type="currency" office:currency="EUR" office:value="201.015743428157" calcext:value-type="currency">
            <text:p>€ 201,02</text:p>
          </table:table-cell>
          <table:table-cell table:style-name="ce21" table:formula="of:=[.G17]+([.G17]/100*10)" office:value-type="currency" office:currency="EUR" office:value="221.117317770973" calcext:value-type="currency">
            <text:p>€ 221,1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3" office:value-type="currency" office:currency="EUR" office:value="398.17" calcext:value-type="currency">
            <text:p>€ 398,17</text:p>
          </table:table-cell>
          <table:table-cell table:style-name="ce13" table:formula="of:=[.C18]/1.1" office:value-type="currency" office:currency="EUR" office:value="361.972727272727" calcext:value-type="currency">
            <text:p>€ 361,97</text:p>
          </table:table-cell>
          <table:table-cell table:style-name="ce13" office:value-type="currency" office:currency="EUR" office:value="511.62" calcext:value-type="currency">
            <text:p>€ 511,62</text:p>
          </table:table-cell>
          <table:table-cell table:style-name="ce17" table:formula="of:=[.C40]/[.F36]*[.G18]+20" office:value-type="float" office:value="85.6330276640322" calcext:value-type="float">
            <text:p>86</text:p>
          </table:table-cell>
          <table:table-cell table:style-name="ce16" table:formula="of:=[.D18]-([.D18]/100*[.F39])" office:value-type="currency" office:currency="EUR" office:value="192.525048855722" calcext:value-type="currency">
            <text:p>€ 192,53</text:p>
          </table:table-cell>
          <table:table-cell table:style-name="ce21" table:formula="of:=[.G18]+([.G18]/100*10)" office:value-type="currency" office:currency="EUR" office:value="211.777553741294" calcext:value-type="currency">
            <text:p>€ 211,7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float" office:value="205" calcext:value-type="float">
            <text:p>205</text:p>
          </table:table-cell>
          <table:table-cell table:style-name="ce13" office:value-type="currency" office:currency="EUR" office:value="537.02" calcext:value-type="currency">
            <text:p>€ 537,02</text:p>
          </table:table-cell>
          <table:table-cell table:style-name="ce13" table:formula="of:=[.C19]/1.1" office:value-type="currency" office:currency="EUR" office:value="488.2" calcext:value-type="currency">
            <text:p>€ 488,20</text:p>
          </table:table-cell>
          <table:table-cell table:style-name="ce13" office:value-type="currency" office:currency="EUR" office:value="663.96" calcext:value-type="currency">
            <text:p>€ 663,96</text:p>
          </table:table-cell>
          <table:table-cell table:style-name="ce17" table:formula="of:=[.C40]/[.F36]*[.G19]+20" office:value-type="float" office:value="108.520603049297" calcext:value-type="float">
            <text:p>109</text:p>
          </table:table-cell>
          <table:table-cell table:style-name="ce16" table:formula="of:=[.D19]-([.D19]/100*[.F39])" office:value-type="currency" office:currency="EUR" office:value="259.662460096189" calcext:value-type="currency">
            <text:p>€ 259,66</text:p>
          </table:table-cell>
          <table:table-cell table:style-name="ce21" table:formula="of:=[.G19]+([.G19]/100*10)" office:value-type="currency" office:currency="EUR" office:value="285.628706105808" calcext:value-type="currency">
            <text:p>€ 285,6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float" office:value="241" calcext:value-type="float">
            <text:p>241</text:p>
          </table:table-cell>
          <table:table-cell table:style-name="ce13" office:value-type="currency" office:currency="EUR" office:value="622.11" calcext:value-type="currency">
            <text:p>€ 622,11</text:p>
          </table:table-cell>
          <table:table-cell table:style-name="ce13" table:formula="of:=[.C20]/1.1" office:value-type="currency" office:currency="EUR" office:value="565.554545454545" calcext:value-type="currency">
            <text:p>€ 565,55</text:p>
          </table:table-cell>
          <table:table-cell table:style-name="ce13" office:value-type="currency" office:currency="EUR" office:value="744.31" calcext:value-type="currency">
            <text:p>€ 744,31</text:p>
          </table:table-cell>
          <table:table-cell table:style-name="ce17" table:formula="of:=[.C40]/[.F36]*[.G20]+20" office:value-type="float" office:value="122.546557601203" calcext:value-type="float">
            <text:p>123</text:p>
          </table:table-cell>
          <table:table-cell table:style-name="ce16" table:formula="of:=[.D20]-([.D20]/100*[.F39])" office:value-type="currency" office:currency="EUR" office:value="300.805580891662" calcext:value-type="currency">
            <text:p>€ 300,81</text:p>
          </table:table-cell>
          <table:table-cell table:style-name="ce21" table:formula="of:=[.G20]+([.G20]/100*10)" office:value-type="currency" office:currency="EUR" office:value="330.886138980828" calcext:value-type="currency">
            <text:p>€ 330,8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float" office:value="241" calcext:value-type="float">
            <text:p>241</text:p>
          </table:table-cell>
          <table:table-cell table:style-name="ce13" office:value-type="currency" office:currency="EUR" office:value="746.1" calcext:value-type="currency">
            <text:p>€ 746,10</text:p>
          </table:table-cell>
          <table:table-cell table:style-name="ce13" table:formula="of:=[.C21]/1.1" office:value-type="currency" office:currency="EUR" office:value="678.272727272727" calcext:value-type="currency">
            <text:p>€ 678,27</text:p>
          </table:table-cell>
          <table:table-cell table:style-name="ce13" office:value-type="currency" office:currency="EUR" office:value="763.6" calcext:value-type="currency">
            <text:p>€ 763,60</text:p>
          </table:table-cell>
          <table:table-cell table:style-name="ce17" table:formula="of:=[.C40]/[.F36]*[.G21]+20" office:value-type="float" office:value="142.984659668319" calcext:value-type="float">
            <text:p>143</text:p>
          </table:table-cell>
          <table:table-cell table:style-name="ce16" table:formula="of:=[.D21]-([.D21]/100*[.F39])" office:value-type="currency" office:currency="EUR" office:value="360.757814378919" calcext:value-type="currency">
            <text:p>€ 360,76</text:p>
          </table:table-cell>
          <table:table-cell table:style-name="ce21" table:formula="of:=[.G21]+([.G21]/100*10)" office:value-type="currency" office:currency="EUR" office:value="396.833595816811" calcext:value-type="currency">
            <text:p>€ 396,8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float" office:value="238" calcext:value-type="float">
            <text:p>238</text:p>
          </table:table-cell>
          <table:table-cell table:style-name="ce13" office:value-type="currency" office:currency="EUR" office:value="684.11" calcext:value-type="currency">
            <text:p>€ 684,11</text:p>
          </table:table-cell>
          <table:table-cell table:style-name="ce13" table:formula="of:=[.C22]/1.1" office:value-type="currency" office:currency="EUR" office:value="621.918181818182" calcext:value-type="currency">
            <text:p>€ 621,92</text:p>
          </table:table-cell>
          <table:table-cell table:style-name="ce13" office:value-type="currency" office:currency="EUR" office:value="689.4" calcext:value-type="currency">
            <text:p>€ 689,40</text:p>
          </table:table-cell>
          <table:table-cell table:style-name="ce17" table:formula="of:=[.C40]/[.F36]*[.G22]+20" office:value-type="float" office:value="132.766432818246" calcext:value-type="float">
            <text:p>133</text:p>
          </table:table-cell>
          <table:table-cell table:style-name="ce16" table:formula="of:=[.D22]-([.D22]/100*[.F39])" office:value-type="currency" office:currency="EUR" office:value="330.78411525903" calcext:value-type="currency">
            <text:p>€ 330,78</text:p>
          </table:table-cell>
          <table:table-cell table:style-name="ce21" table:formula="of:=[.G22]+([.G22]/100*10)" office:value-type="currency" office:currency="EUR" office:value="363.862526784933" calcext:value-type="currency">
            <text:p>€ 363,8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195" calcext:value-type="float">
            <text:p>195</text:p>
          </table:table-cell>
          <table:table-cell table:style-name="ce13" office:value-type="currency" office:currency="EUR" office:value="429.97" calcext:value-type="currency">
            <text:p>€ 429,97</text:p>
          </table:table-cell>
          <table:table-cell table:style-name="ce13" table:formula="of:=[.C23]/1.1" office:value-type="currency" office:currency="EUR" office:value="390.881818181818" calcext:value-type="currency">
            <text:p>€ 390,88</text:p>
          </table:table-cell>
          <table:table-cell table:style-name="ce13" office:value-type="currency" office:currency="EUR" office:value="572.62" calcext:value-type="currency">
            <text:p>€ 572,62</text:p>
          </table:table-cell>
          <table:table-cell table:style-name="ce17" table:formula="of:=[.C40]/[.F36]*[.G23]+20" office:value-type="float" office:value="90.874834630193" calcext:value-type="float">
            <text:p>91</text:p>
          </table:table-cell>
          <table:table-cell table:style-name="ce16" table:formula="of:=[.D23]-([.D23]/100*[.F39])" office:value-type="currency" office:currency="EUR" office:value="207.901135837694" calcext:value-type="currency">
            <text:p>€ 207,90</text:p>
          </table:table-cell>
          <table:table-cell table:style-name="ce21" table:formula="of:=[.G23]+([.G23]/100*10)" office:value-type="currency" office:currency="EUR" office:value="228.691249421464" calcext:value-type="currency">
            <text:p>€ 228,6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float" office:value="185" calcext:value-type="float">
            <text:p>185</text:p>
          </table:table-cell>
          <table:table-cell table:style-name="ce13" office:value-type="currency" office:currency="EUR" office:value="463.49" calcext:value-type="currency">
            <text:p>€ 463,49</text:p>
          </table:table-cell>
          <table:table-cell table:style-name="ce13" table:formula="of:=[.C24]/1.1" office:value-type="currency" office:currency="EUR" office:value="421.354545454545" calcext:value-type="currency">
            <text:p>€ 421,35</text:p>
          </table:table-cell>
          <table:table-cell table:style-name="ce13" office:value-type="currency" office:currency="EUR" office:value="531.36" calcext:value-type="currency">
            <text:p>€ 531,36</text:p>
          </table:table-cell>
          <table:table-cell table:style-name="ce17" table:formula="of:=[.C40]/[.F36]*[.G24]+20" office:value-type="float" office:value="96.4001607152781" calcext:value-type="float">
            <text:p>96</text:p>
          </table:table-cell>
          <table:table-cell table:style-name="ce16" table:formula="of:=[.D24]-([.D24]/100*[.F39])" office:value-type="currency" office:currency="EUR" office:value="224.108885385987" calcext:value-type="currency">
            <text:p>€ 224,11</text:p>
          </table:table-cell>
          <table:table-cell table:style-name="ce21" table:formula="of:=[.G24]+([.G24]/100*10)" office:value-type="currency" office:currency="EUR" office:value="246.519773924586" calcext:value-type="currency">
            <text:p>€ 246,5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float" office:value="201" calcext:value-type="float">
            <text:p>201</text:p>
          </table:table-cell>
          <table:table-cell table:style-name="ce13" office:value-type="currency" office:currency="EUR" office:value="538.86" calcext:value-type="currency">
            <text:p>€ 538,86</text:p>
          </table:table-cell>
          <table:table-cell table:style-name="ce13" table:formula="of:=[.C25]/1.1" office:value-type="currency" office:currency="EUR" office:value="489.872727272727" calcext:value-type="currency">
            <text:p>€ 489,87</text:p>
          </table:table-cell>
          <table:table-cell table:style-name="ce13" office:value-type="currency" office:currency="EUR" office:value="784.51" calcext:value-type="currency">
            <text:p>€ 784,51</text:p>
          </table:table-cell>
          <table:table-cell table:style-name="ce17" table:formula="of:=[.C40]/[.F36]*[.G25]+20" office:value-type="float" office:value="108.823902571867" calcext:value-type="float">
            <text:p>109</text:p>
          </table:table-cell>
          <table:table-cell table:style-name="ce16" table:formula="of:=[.D25]-([.D25]/100*[.F39])" office:value-type="currency" office:currency="EUR" office:value="260.552145632253" calcext:value-type="currency">
            <text:p>€ 260,55</text:p>
          </table:table-cell>
          <table:table-cell table:style-name="ce21" table:formula="of:=[.G25]+([.G25]/100*10)" office:value-type="currency" office:currency="EUR" office:value="286.607360195479" calcext:value-type="currency">
            <text:p>€ 286,6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0" calcext:value-type="float">
            <text:p>240</text:p>
          </table:table-cell>
          <table:table-cell table:style-name="ce13" office:value-type="currency" office:currency="EUR" office:value="587.52" calcext:value-type="currency">
            <text:p>€ 587,52</text:p>
          </table:table-cell>
          <table:table-cell table:style-name="ce13" table:formula="of:=[.C26]/1.1" office:value-type="currency" office:currency="EUR" office:value="534.109090909091" calcext:value-type="currency">
            <text:p>€ 534,11</text:p>
          </table:table-cell>
          <table:table-cell table:style-name="ce13" office:value-type="currency" office:currency="EUR" office:value="707.84" calcext:value-type="currency">
            <text:p>€ 707,84</text:p>
          </table:table-cell>
          <table:table-cell table:style-name="ce17" table:formula="of:=[.C40]/[.F36]*[.G26]+20" office:value-type="float" office:value="116.844856250276" calcext:value-type="float">
            <text:p>117</text:p>
          </table:table-cell>
          <table:table-cell table:style-name="ce16" table:formula="of:=[.D26]-([.D26]/100*[.F39])" office:value-type="currency" office:currency="EUR" office:value="284.080459863158" calcext:value-type="currency">
            <text:p>€ 284,08</text:p>
          </table:table-cell>
          <table:table-cell table:style-name="ce21" table:formula="of:=[.G26]+([.G26]/100*10)" office:value-type="currency" office:currency="EUR" office:value="312.488505849474" calcext:value-type="currency">
            <text:p>€ 312,4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float" office:value="201" calcext:value-type="float">
            <text:p>201</text:p>
          </table:table-cell>
          <table:table-cell table:style-name="ce13" office:value-type="currency" office:currency="EUR" office:value="563.96" calcext:value-type="currency">
            <text:p>€ 563,96</text:p>
          </table:table-cell>
          <table:table-cell table:style-name="ce13" table:formula="of:=[.C27]/1.1" office:value-type="currency" office:currency="EUR" office:value="512.690909090909" calcext:value-type="currency">
            <text:p>€ 512,69</text:p>
          </table:table-cell>
          <table:table-cell table:style-name="ce13" office:value-type="currency" office:currency="EUR" office:value="676.98" calcext:value-type="currency">
            <text:p>€ 676,98</text:p>
          </table:table-cell>
          <table:table-cell table:style-name="ce17" table:formula="of:=[.C40]/[.F36]*[.G27]+20" office:value-type="float" office:value="112.961303667799" calcext:value-type="float">
            <text:p>113</text:p>
          </table:table-cell>
          <table:table-cell table:style-name="ce16" table:formula="of:=[.D27]-([.D27]/100*[.F39])" office:value-type="currency" office:currency="EUR" office:value="272.688616803559" calcext:value-type="currency">
            <text:p>€ 272,69</text:p>
          </table:table-cell>
          <table:table-cell table:style-name="ce21" table:formula="of:=[.G27]+([.G27]/100*10)" office:value-type="currency" office:currency="EUR" office:value="299.957478483914" calcext:value-type="currency">
            <text:p>€ 299,9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float" office:value="337" calcext:value-type="float">
            <text:p>337</text:p>
          </table:table-cell>
          <table:table-cell table:style-name="ce13" office:value-type="currency" office:currency="EUR" office:value="946.02" calcext:value-type="currency">
            <text:p>€ 946,02</text:p>
          </table:table-cell>
          <table:table-cell table:style-name="ce13" table:formula="of:=[.C28]/1.1" office:value-type="currency" office:currency="EUR" office:value="860.018181818182" calcext:value-type="currency">
            <text:p>€ 860,02</text:p>
          </table:table-cell>
          <table:table-cell table:style-name="ce13" office:value-type="currency" office:currency="EUR" office:value="966.51" calcext:value-type="currency">
            <text:p>€ 966,51</text:p>
          </table:table-cell>
          <table:table-cell table:style-name="ce17" table:formula="of:=[.C40]/[.F36]*[.G28]+20" office:value-type="float" office:value="175.938812142371" calcext:value-type="float">
            <text:p>176</text:p>
          </table:table-cell>
          <table:table-cell table:style-name="ce16" table:formula="of:=[.D28]-([.D28]/100*[.F39])" office:value-type="currency" office:currency="EUR" office:value="457.424081971243" calcext:value-type="currency">
            <text:p>€ 457,42</text:p>
          </table:table-cell>
          <table:table-cell table:style-name="ce21" table:formula="of:=[.G28]+([.G28]/100*10)" office:value-type="currency" office:currency="EUR" office:value="503.166490168368" calcext:value-type="currency">
            <text:p>€ 503,1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float" office:value="266" calcext:value-type="float">
            <text:p>266</text:p>
          </table:table-cell>
          <table:table-cell table:style-name="ce13" office:value-type="currency" office:currency="EUR" office:value="733.7" calcext:value-type="currency">
            <text:p>€ 733,70</text:p>
          </table:table-cell>
          <table:table-cell table:style-name="ce13" table:formula="of:=[.C29]/1.1" office:value-type="currency" office:currency="EUR" office:value="667" calcext:value-type="currency">
            <text:p>€ 667,00</text:p>
          </table:table-cell>
          <table:table-cell table:style-name="ce13" office:value-type="currency" office:currency="EUR" office:value="733.7" calcext:value-type="currency">
            <text:p>€ 733,70</text:p>
          </table:table-cell>
          <table:table-cell table:style-name="ce17" table:formula="of:=[.C40]/[.F36]*[.G29]+20" office:value-type="float" office:value="140.94068462491" calcext:value-type="float">
            <text:p>141</text:p>
          </table:table-cell>
          <table:table-cell table:style-name="ce16" table:formula="of:=[.D29]-([.D29]/100*[.F39])" office:value-type="currency" office:currency="EUR" office:value="354.762107505445" calcext:value-type="currency">
            <text:p>€ 354,76</text:p>
          </table:table-cell>
          <table:table-cell table:style-name="ce21" table:formula="of:=[.G29]+([.G29]/100*10)" office:value-type="currency" office:currency="EUR" office:value="390.23831825599" calcext:value-type="currency">
            <text:p>€ 390,2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float" office:value="217" calcext:value-type="float">
            <text:p>217</text:p>
          </table:table-cell>
          <table:table-cell table:style-name="ce13" office:value-type="currency" office:currency="EUR" office:value="442.95" calcext:value-type="currency">
            <text:p>€ 442,95</text:p>
          </table:table-cell>
          <table:table-cell table:style-name="ce13" table:formula="of:=[.C30]/1.1" office:value-type="currency" office:currency="EUR" office:value="402.681818181818" calcext:value-type="currency">
            <text:p>€ 402,68</text:p>
          </table:table-cell>
          <table:table-cell table:style-name="ce13" office:value-type="currency" office:currency="EUR" office:value="3.16" calcext:value-type="currency">
            <text:p>€ 3,16</text:p>
          </table:table-cell>
          <table:table-cell table:style-name="ce17" table:formula="of:=[.C40]/[.F36]*[.G30]+20" office:value-type="float" office:value="93.01441495789" calcext:value-type="float">
            <text:p>93</text:p>
          </table:table-cell>
          <table:table-cell table:style-name="ce16" table:formula="of:=[.D30]-([.D30]/100*[.F39])" office:value-type="currency" office:currency="EUR" office:value="214.177287064927" calcext:value-type="currency">
            <text:p>€ 214,18</text:p>
          </table:table-cell>
          <table:table-cell table:style-name="ce21" table:formula="of:=[.G30]+([.G30]/100*10)" office:value-type="currency" office:currency="EUR" office:value="235.59501577142" calcext:value-type="currency">
            <text:p>€ 235,6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54.67" calcext:value-type="float">
            <text:p>554,67</text:p>
          </table:table-cell>
          <table:table-cell table:style-name="ce13" table:formula="of:=[.C31]/1.1" office:value-type="currency" office:currency="EUR" office:value="504.245454545455" calcext:value-type="currency">
            <text:p>€ 504,25</text:p>
          </table:table-cell>
          <table:table-cell table:style-name="ce13" office:value-type="currency" office:currency="EUR" office:value="685.43" calcext:value-type="currency">
            <text:p>€ 685,43</text:p>
          </table:table-cell>
          <table:table-cell table:style-name="ce17" table:formula="of:=[.C40]/[.F36]*[.G31]+20" office:value-type="float" office:value="111.429970752213" calcext:value-type="float">
            <text:p>111</text:p>
          </table:table-cell>
          <table:table-cell table:style-name="ce16" table:formula="of:=[.D31]-([.D31]/100*[.F39])" office:value-type="currency" office:currency="EUR" office:value="268.196671895932" calcext:value-type="currency">
            <text:p>€ 268,20</text:p>
          </table:table-cell>
          <table:table-cell table:style-name="ce21" table:formula="of:=[.G31]+([.G31]/100*10)" office:value-type="currency" office:currency="EUR" office:value="295.016339085525" calcext:value-type="currency">
            <text:p>€ 295,0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57.9" calcext:value-type="float">
            <text:p>557,9</text:p>
          </table:table-cell>
          <table:table-cell table:style-name="ce13" table:formula="of:=[.C32]/1.1" office:value-type="currency" office:currency="EUR" office:value="507.181818181818" calcext:value-type="currency">
            <text:p>€ 507,18</text:p>
          </table:table-cell>
          <table:table-cell table:style-name="ce13" office:value-type="currency" office:currency="EUR" office:value="747.06" calcext:value-type="currency">
            <text:p>€ 747,06</text:p>
          </table:table-cell>
          <table:table-cell table:style-name="ce17" table:formula="of:=[.C40]/[.F36]*[.G32]+20" office:value-type="float" office:value="111.962393283682" calcext:value-type="float">
            <text:p>112</text:p>
          </table:table-cell>
          <table:table-cell table:style-name="ce16" table:formula="of:=[.D32]-([.D32]/100*[.F39])" office:value-type="currency" office:currency="EUR" office:value="269.758456831522" calcext:value-type="currency">
            <text:p>€ 269,76</text:p>
          </table:table-cell>
          <table:table-cell table:style-name="ce21" table:formula="of:=[.G32]+([.G32]/100*10)" office:value-type="currency" office:currency="EUR" office:value="296.734302514674" calcext:value-type="currency">
            <text:p>€ 296,7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96.85" calcext:value-type="float">
            <text:p>496,85</text:p>
          </table:table-cell>
          <table:table-cell table:style-name="ce13" table:formula="of:=[.C33]/1.1" office:value-type="currency" office:currency="EUR" office:value="451.681818181818" calcext:value-type="currency">
            <text:p>€ 451,68</text:p>
          </table:table-cell>
          <table:table-cell table:style-name="ce13" office:value-type="currency" office:currency="EUR" office:value="602.43" calcext:value-type="currency">
            <text:p>€ 602,43</text:p>
          </table:table-cell>
          <table:table-cell table:style-name="ce17" table:formula="of:=[.C40]/[.F36]*[.G33]+20" office:value-type="float" office:value="101.899112928835" calcext:value-type="float">
            <text:p>102</text:p>
          </table:table-cell>
          <table:table-cell table:style-name="ce16" table:formula="of:=[.D33]-([.D33]/100*[.F39])" office:value-type="currency" office:currency="EUR" office:value="240.239270974622" calcext:value-type="currency">
            <text:p>€ 240,24</text:p>
          </table:table-cell>
          <table:table-cell table:style-name="ce21" table:formula="of:=[.G33]+([.G33]/100*10)" office:value-type="currency" office:currency="EUR" office:value="264.263198072085" calcext:value-type="currency">
            <text:p>€ 264,2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0" table:formula="of:=SUM([.B3:.B33])" office:value-type="float" office:value="6996" calcext:value-type="float">
            <text:p>6996</text:p>
          </table:table-cell>
          <table:table-cell table:style-name="ce13" table:formula="of:=SUM([.C3:.C33])" office:value-type="currency" office:currency="EUR" office:value="17937.51" calcext:value-type="currency">
            <text:p>€ 17.937,51</text:p>
          </table:table-cell>
          <table:table-cell table:style-name="ce13" table:formula="of:=[.C34]/1.1" office:value-type="currency" office:currency="EUR" office:value="16306.8272727273" calcext:value-type="currency">
            <text:p>€ 16.306,83</text:p>
          </table:table-cell>
          <table:table-cell table:style-name="ce13" table:formula="of:=SUM([.E3:.E33])" office:value-type="currency" office:currency="EUR" office:value="20521.76" calcext:value-type="currency">
            <text:p>€ 20.521,76</text:p>
          </table:table-cell>
          <table:table-cell table:style-name="ce17" table:formula="of:=SUM([.F3:.F33])" office:value-type="float" office:value="3576.75990168484" calcext:value-type="float">
            <text:p>3577</text:p>
          </table:table-cell>
          <table:table-cell table:style-name="ce13" table:formula="of:=SUM([.G3:.G33])" office:value-type="currency" office:currency="EUR" office:value="8673.23" calcext:value-type="currency">
            <text:p>€ 8.673,23</text:p>
          </table:table-cell>
          <table:table-cell table:style-name="ce21" table:formula="of:=SUM([.H3:.H33])" office:value-type="currency" office:currency="EUR" office:value="9540.553" calcext:value-type="currency">
            <text:p>€ 9.540,5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number-columns-repeated="6"/>
          <table:table-cell table:style-name="ce20"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TOTALE A.P. NETTO IVA</text:p>
          </table:table-cell>
          <table:covered-table-cell table:style-name="ce11"/>
          <table:table-cell table:style-name="ce14" office:value-type="currency" office:currency="EUR" office:value="10074.74" calcext:value-type="currency">
            <text:p>€ 10.074,74</text:p>
          </table:table-cell>
          <table:table-cell table:style-name="ce8" office:value-type="string" calcext:value-type="string" table:number-columns-spanned="2" table:number-rows-spanned="1">
            <text:p>TOTALE NETTO IVA</text:p>
          </table:table-cell>
          <table:covered-table-cell table:style-name="ce8"/>
          <table:table-cell table:style-name="ce16" table:formula="of:=[.C37]" office:value-type="currency" office:currency="EUR" office:value="8673.23" calcext:value-type="currency">
            <text:p>€ 8.673,23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TOTALE ANNO IN CORSO</text:p>
          </table:table-cell>
          <table:covered-table-cell table:style-name="ce11"/>
          <table:table-cell table:style-name="ce14" office:value-type="currency" office:currency="EUR" office:value="8673.23" calcext:value-type="currency">
            <text:p>€ 8.673,23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DIFFERENZA %</text:p>
          </table:table-cell>
          <table:covered-table-cell table:style-name="ce11"/>
          <table:table-cell table:style-name="ce15" office:value-type="percentage" office:value="-0.0731" calcext:value-type="percentage">
            <text:p>-7,31%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SCONTR. MEDIO</text:p>
          </table:table-cell>
          <table:covered-table-cell table:style-name="ce11"/>
          <table:table-cell table:style-name="ce16" table:formula="of:=[.E34]/[.B34]" office:value-type="currency" office:currency="EUR" office:value="2.93335620354488" calcext:value-type="currency">
            <text:p>€ 2,93</text:p>
          </table:table-cell>
          <table:table-cell table:style-name="ce7" office:value-type="string" calcext:value-type="string" table:number-columns-spanned="2" table:number-rows-spanned="1">
            <text:p>% RISPETTO AL REALE</text:p>
          </table:table-cell>
          <table:covered-table-cell table:style-name="ce1"/>
          <table:table-cell table:style-name="ce19" table:formula="of:=(([.D34]-[.F36])/[.D34])*100" office:value-type="float" office:value="46.8122777353156" calcext:value-type="float">
            <text:p>46,8122777353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8" office:value-type="string" calcext:value-type="string" table:number-columns-spanned="2" table:number-rows-spanned="1">
            <text:p>NUMERO SCONTRINI</text:p>
          </table:table-cell>
          <table:covered-table-cell table:style-name="ce11"/>
          <table:table-cell table:style-name="ce17" table:formula="of:=[.F36]/[.C39]" office:value-type="float" office:value="2956.75990168484" calcext:value-type="float">
            <text:p>2957</text:p>
          </table:table-cell>
          <table:table-cell table:style-name="ce12" table:number-columns-repeated="3"/>
          <table:table-cell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ontrino medio</text:p>
          </table:table-cell>
          <table:table-cell/>
          <table:table-cell table:style-name="ce18" table:formula="of:=[.H34]/[.F34]" office:value-type="currency" office:currency="EUR" office:value="2.66737305892573" calcext:value-type="currency">
            <text:p>€ 2,67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21:39:51.07746841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8-04T21:54:27.999167552</dc:date>
    <meta:editing-duration>PT10H29M5S</meta:editing-duration>
    <meta:editing-cycles>61</meta:editing-cycles>
    <meta:generator>LibreOffice/4.2.4.2$Linux_X86_64 LibreOffice_project/420m0$Build-2</meta:generator>
    <meta:document-statistic meta:table-count="1" meta:cell-count="282" meta:object-count="0"/>
  </office:meta>
</office:document-meta>
</file>